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lano de Negócio</text:p>
          </draw:text-box>
        </draw:frame>
        <draw:frame presentation:style-name="pr2" draw:layer="layout" svg:width="24.639cm" svg:height="12.179cm" svg:x="1.4cm" svg:y="4.914cm" presentation:class="subtitle">
          <draw:text-box>
            <text:p>EcoFishFinder</text:p>
            <text:p/>
            <text:p>Hugo Santos - 10080000700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Plano de negócios EcoFishFinder<text:line-break/><text:span text:style-name="T1">Estrutura do Plano de Negócios</text:span></text:p>
          </draw:text-box>
        </draw:frame>
        <draw:frame presentation:style-name="pr4" draw:layer="layout" svg:width="12.023cm" svg:height="14.886cm" svg:x="1.4cm" svg:y="4.914cm" presentation:class="outline" presentation:user-transformed="true">
          <draw:text-box>
            <text:list text:style-name="L2">
              <text:list-item>
                <text:p>Sumário Executivo</text:p>
                <text:list>
                  <text:list-item>
                    <text:p>Competência dos responsáveis</text:p>
                  </text:list-item>
                  <text:list-item>
                    <text:p>O produto e a tecnologia</text:p>
                    <text:list>
                      <text:list-item>
                        <text:p>O mercado potencial</text:p>
                      </text:list-item>
                    </text:list>
                  </text:list-item>
                  <text:list-item>
                    <text:p>Elementos de diferenciação</text:p>
                  </text:list-item>
                  <text:list-item>
                    <text:p>Sistemas de apoio a gestão</text:p>
                  </text:list-item>
                </text:list>
              </text:list-item>
              <text:list-item>
                <text:p>A Empresa</text:p>
                <text:list>
                  <text:list-item>
                    <text:p>MIssão</text:p>
                  </text:list-item>
                  <text:list-item>
                    <text:p>Visão</text:p>
                  </text:list-item>
                </text:list>
              </text:list-item>
            </text:list>
          </draw:text-box>
        </draw:frame>
        <draw:frame presentation:style-name="pr4" draw:layer="layout" svg:width="12.023cm" svg:height="15.086cm" svg:x="14.025cm" svg:y="4.914cm" presentation:class="outline" presentation:user-transformed="true">
          <draw:text-box>
            <text:list text:style-name="L2">
              <text:list-item>
                <text:p>O plano de Marketing</text:p>
                <text:list>
                  <text:list-item>
                    <text:p>Marketing estratégico</text:p>
                    <text:list>
                      <text:list-item>
                        <text:p>O conusmidor</text:p>
                      </text:list-item>
                      <text:list-item>
                        <text:p>O mercado</text:p>
                      </text:list-item>
                    </text:list>
                  </text:list-item>
                  <text:list-item>
                    <text:p>Aspectos legais, jurídicos e organizacionais</text:p>
                  </text:list-item>
                  <text:list-item>
                    <text:p>Marketing tático</text:p>
                    <text:list>
                      <text:list-item>
                        <text:p>Produto</text:p>
                      </text:list-item>
                      <text:list-item>
                        <text:p>Ponto</text:p>
                      </text:list-item>
                      <text:list-item>
                        <text:p>Promoção</text:p>
                      </text:list-item>
                      <text:list-item>
                        <text:p>Preç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O produto e a Tecnologia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Ferramenta ecologicamente correta para detecção de seres vivos aquáticos</text:p>
              </text:list-item>
              <text:list-item>
                <text:p>Sistema de fixação durável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O Mercado Potencial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Pesquisadores no ambiente aquático</text:p>
              </text:list-item>
              <text:list-item>
                <text:p>Embarcações de pesc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Elementos de Diferenciaçã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Equipamento ecologicamente corre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23T09:53:28</meta:creation-date>
    <meta:editing-duration>PT1H24M43S</meta:editing-duration>
    <meta:editing-cycles>2</meta:editing-cycles>
    <meta:generator>LibreOffice/3.5$Linux_X86_64 LibreOffice_project/350m1$Build-2</meta:generator>
    <meta:initial-creator>Hugo Santos</meta:initial-creator>
    <dc:date>2013-07-23T11:33:20</dc:date>
    <dc:creator>Hugo Santos</dc:creator>
    <meta:document-statistic meta:object-count="42"/>
  </office:meta>
</office:document-meta>
</file>